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415cm"/>
    </style:style>
    <style:style style:name="Tabla1.D" style:family="table-column">
      <style:table-column-properties style:column-width="2.11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text-properties style:font-name="Arial" fo:font-style="italic" officeooo:rsid="002020a4" officeooo:paragraph-rsid="002020a4" style:font-style-asian="italic" style:font-name-complex="Arial"/>
    </style:style>
    <style:style style:name="P7" style:family="paragraph" style:parent-style-name="Standard">
      <style:paragraph-properties style:snap-to-layout-grid="false"/>
      <style:text-properties style:font-name="Arial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2020a4" officeooo:paragraph-rsid="002020a4" style:font-name-complex="Arial"/>
    </style:style>
    <style:style style:name="P10" style:family="paragraph" style:parent-style-name="Standard">
      <style:text-properties style:font-name="Arial" fo:font-size="12pt" style:font-size-asian="12pt" style:font-name-complex="Arial"/>
    </style:style>
    <style:style style:name="P11" style:family="paragraph" style:parent-style-name="Standard">
      <style:text-properties style:font-name="Arial" fo:font-style="italic" officeooo:rsid="0020be38" officeooo:paragraph-rsid="0020be38" style:font-style-asian="italic" style:font-name-complex="Arial"/>
    </style:style>
    <style:style style:name="P12" style:family="paragraph" style:parent-style-name="Heading_20_1">
      <style:text-properties fo:font-size="12pt" style:font-size-asian="12pt"/>
    </style:style>
    <style:style style:name="P13" style:family="paragraph" style:parent-style-name="Heading_20_1">
      <style:text-properties fo:font-size="12pt" fo:font-weight="normal" style:font-size-asian="12pt" style:font-weight-asian="normal"/>
    </style:style>
    <style:style style:name="P14" style:family="paragraph" style:parent-style-name="Heading_20_3">
      <style:text-properties officeooo:rsid="001f984c" officeooo:paragraph-rsid="001f984c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225836"/>
    </style:style>
    <style:style style:name="T4" style:family="text">
      <style:text-properties officeooo:rsid="0023cec3"/>
    </style:style>
    <style:style style:name="T5" style:family="text">
      <style:text-properties officeooo:rsid="002481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2" text:outline-level="1">Actor</text:h>
          </table:table-cell>
          <table:table-cell table:style-name="Tabla1.B1" table:number-columns-spanned="4" office:value-type="string">
            <text:h text:style-name="P14" text:outline-level="3">Banc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6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6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6">Administrador: <text:span text:style-name="T3">Se encarga de controlar y supervisar que las transacciones que se hacen con el banco asociado sean correctas.</text:span></text:p>
            <text:p text:style-name="P6">Cliente: <text:span text:style-name="T4">Realiza una transacción económica con el fin de hacer el pago.</text:span></text:p>
            <text:p text:style-name="P6">Encargado: <text:span text:style-name="T5">Se encarga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>&lt;&lt; Elementos del desarrollo en los que interviene el Actor (Caso de Uso, Diagrama de secuencia, ...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11">Manuel Ortiz Hita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9">19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9">1.0</text:p>
          </table:table-cell>
        </table:table-row>
      </table:table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7"/>
          </table:table-cell>
        </table:table-row>
        <table:table-row table:style-name="Tabla2.4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7"/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7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><text:s/></text:span><text:span text:style-name="T1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Comentarios</text:p>
          </table:table-cell>
        </table:table-row>
        <table:table-row table:style-name="Tabla3.2">
          <table:table-cell table:style-name="Tabla3.A2" office:value-type="string">
            <text:p text:style-name="P5">&lt;&lt; Comentarios adicionales sobre el actor &gt;&gt;</text:p>
          </table:table-cell>
        </table:table-row>
      </table:table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7:46:41.918668584</dc:date>
    <meta:editing-cycles>6</meta:editing-cycles>
    <meta:editing-duration>PT7M30S</meta:editing-duration>
    <meta:generator>LibreOffice/5.4.5.1$Linux_X86_64 LibreOffice_project/40m0$Build-1</meta:generator>
    <meta:document-statistic meta:table-count="3" meta:image-count="0" meta:object-count="0" meta:page-count="1" meta:paragraph-count="26" meta:word-count="122" meta:character-count="783" meta:non-whitespace-character-count="684"/>
  </office:meta>
</office:document-meta>
</file>